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fo:font-weight="bold" officeooo:rsid="0006ced2" officeooo:paragraph-rsid="0006ced2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Ubuntu" fo:font-size="11pt" fo:font-weight="bold" officeooo:paragraph-rsid="0006ced2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Ubuntu" fo:font-size="11pt" officeooo:rsid="0006ced2" officeooo:paragraph-rsid="0006ced2" style:font-size-asian="11pt" style:font-size-complex="11pt"/>
    </style:style>
    <style:style style:name="P4" style:family="paragraph" style:parent-style-name="Text_20_body">
      <style:paragraph-properties fo:line-height="100%"/>
      <style:text-properties style:font-name="Ubuntu" fo:font-size="11pt" officeooo:paragraph-rsid="0006ced2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fo:font-size="11pt" fo:font-weight="bold" officeooo:rsid="0006ced2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fo:font-size="11pt" officeooo:rsid="0006ced2" style:font-size-asian="11pt" style:font-size-complex="11pt"/>
    </style:style>
    <style:style style:name="T1" style:family="text">
      <style:text-properties officeooo:rsid="0006ced2"/>
    </style:style>
    <style:style style:name="T2" style:family="text">
      <style:text-properties fo:font-weight="bold" officeooo:rsid="0006ced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1&gt;?</text:p>
      <text:p text:style-name="P7">Exec commands:</text:p>
      <text:p text:style-name="P7">connect Open a terminal connection</text:p>
      <text:p text:style-name="P7">disable Turn off privileged commands</text:p>
      <text:p text:style-name="P7">disconnect Disconnect an existing network connection</text:p>
      <text:p text:style-name="P7">enable Turn on privileged commands</text:p>
      <text:p text:style-name="P7">exit Exit from the EXEC</text:p>
      <text:p text:style-name="P7">logout Exit from the EXEC</text:p>
      <text:p text:style-name="P7">ping Send echo messages</text:p>
      <text:p text:style-name="P7">resume Resume an active network connection</text:p>
      <text:p text:style-name="P7">show Show running system information</text:p>
      <text:p text:style-name="P7">telnet Open a telnet connection</text:p>
      <text:p text:style-name="P7">terminal Set terminal line parameters</text:p>
      <text:p text:style-name="P7">traceroute Trace route to destination</text:p>
      <text:p text:style-name="P7"/>
      <text:p text:style-name="P1">S1&gt;t?</text:p>
      <text:p text:style-name="P3">telnet terminal</text:p>
      <text:p text:style-name="P3"/>
      <text:p text:style-name="P1">S1&gt;te?</text:p>
      <text:p text:style-name="P3">telnet terminal</text:p>
      <text:p text:style-name="P3"/>
      <text:p text:style-name="P2"><text:span text:style-name="T1">S1&gt;enable?</text:span></text:p>
      <text:p text:style-name="P7"><text:s text:c="3"/>&lt;0-15&gt; Enable level</text:p>
      <text:p text:style-name="P7"><text:s text:c="3"/>&lt;cr&gt;</text:p>
      <text:p text:style-name="P7"/>
      <text:p text:style-name="P2">S1#?</text:p>
      <text:p text:style-name="P7">Exec commands:</text:p>
      <text:p text:style-name="P7">clear Reset functions</text:p>
      <text:p text:style-name="P7">clock Manage the system clock</text:p>
      <text:p text:style-name="P7">configure Enter configuration mode</text:p>
      <text:p text:style-name="P7">connect Open a terminal connection</text:p>
      <text:p text:style-name="P7">copy Copy from one file to another</text:p>
      <text:p text:style-name="P7">debug Debugging functions (see also 'undebug')</text:p>
      <text:p text:style-name="P7">delete Delete a file</text:p>
      <text:p text:style-name="P7">dir List files on a filesystem</text:p>
      <text:p text:style-name="P7">disable Turn off privileged commands</text:p>
      <text:p text:style-name="P7">disconnect Disconnect an existing network connection</text:p>
      <text:p text:style-name="P7">enable Turn on privileged commands</text:p>
      <text:p text:style-name="P7">erase Erase a filesystem</text:p>
      <text:p text:style-name="P7">exit Exit from the EXEC</text:p>
      <text:p text:style-name="P7">logout Exit from the EXEC</text:p>
      <text:p text:style-name="P7">more Display the contents of a file</text:p>
      <text:p text:style-name="P7">no Disable debugging informations</text:p>
      <text:p text:style-name="P7">ping Send echo messages</text:p>
      <text:p text:style-name="P7">reload Halt and perform a cold restart</text:p>
      <text:p text:style-name="P7">resume Resume an active network connection</text:p>
      <text:p text:style-name="P7">setup Run the SETUP command facility</text:p>
      <text:p text:style-name="P7">show Show running system information</text:p>
      <text:p text:style-name="P3"/>
      <text:p text:style-name="P4"><text:span text:style-name="T2">S1#configure</text:span></text:p>
      <text:p text:style-name="P4"><text:soft-page-break/>Configuring from terminal, memory, or network [terminal]? Enter configuration commands, one per line. End with CNTL/Z.</text:p>
      <text:p text:style-name="P7"/>
      <text:p text:style-name="P6">S1(config)#exit</text:p>
      <text:p text:style-name="P7">S1#</text:p>
      <text:p text:style-name="P7">%SYS-5-CONFIG_I: Configured from console by console</text:p>
      <text:p text:style-name="P8"/>
      <text:p text:style-name="P6">S1#show clock</text:p>
      <text:p text:style-name="P7">*0:28:23.504 UTC Mon Mar 1 1993</text:p>
      <text:p text:style-name="P8"/>
      <text:p text:style-name="P6">S1#clock ?</text:p>
      <text:p text:style-name="P7">set Set the time and date</text:p>
      <text:p text:style-name="P8"/>
      <text:p text:style-name="P6">S1#clock set ?</text:p>
      <text:p text:style-name="P7">hh:mm:ss Current Time</text:p>
      <text:p text:style-name="P8"/>
      <text:p text:style-name="P6">S1#clock set 15:00:00 ?</text:p>
      <text:p text:style-name="P7">&lt;1-31&gt; Day of the month</text:p>
      <text:p text:style-name="P7">MONTH Month of the year</text:p>
      <text:p text:style-name="P8"/>
      <text:p text:style-name="P6">S1#clock set 9:00:00 ?</text:p>
      <text:p text:style-name="P7">&lt;1-31&gt; Day of the month</text:p>
      <text:p text:style-name="P7">MONTH Month of the year</text:p>
      <text:p text:style-name="P7"/>
      <text:p text:style-name="P5">S1#clock set 9:00:00 17 sep 2021</text:p>
      <text:p text:style-name="P5">S1#show clock</text:p>
      <text:p text:style-name="P7">9:0:6.221 UTC Fri Sep 17 2021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7T08:34:43.854672966</meta:creation-date>
    <dc:date>2021-09-17T09:03:24.297521511</dc:date>
    <meta:editing-duration>PT28M42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2" meta:paragraph-count="64" meta:word-count="276" meta:character-count="1735" meta:non-whitespace-character-count="1517"/>
  </office:meta>
</office:document-meta>
</file>